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B0000000B5422D3F5DCE21F30.gif" manifest:media-type="image/gif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5da32" officeooo:paragraph-rsid="0005da32"/>
    </style:style>
    <style:style style:name="P2" style:family="paragraph" style:parent-style-name="Standard">
      <style:text-properties officeooo:rsid="0005da32" officeooo:paragraph-rsid="0005da32"/>
    </style:style>
    <style:style style:name="P3" style:family="paragraph" style:parent-style-name="Standard" style:list-style-name="L1">
      <style:text-properties officeooo:rsid="0005da32" officeooo:paragraph-rsid="0005da32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hakespeare AI Project - Module Outline with Notes</text:h>
      <text:p text:style-name="Text_20_body">This document outlines the modular structure of the Shakespeare AI project, integrating technical components with creative direction. Annotations include decisions made (✅), pending choices (*), and placeholders for future refinement.</text:p>
      <text:p text:style-name="Horizontal_20_Line"/>
      <text:h text:style-name="Heading_20_2" text:outline-level="2">RAG System</text:h>
      <text:h text:style-name="Heading_20_3" text:outline-level="3">• Document Reader</text:h>
      <text:list text:style-name="L2">
        <text:list-item>
          <text:p text:style-name="P4">Parses original Shakespeare corpus (TXT)</text:p>
        </text:list-item>
        <text:list-item>
          <text:p text:style-name="P4">Handles play/act/scene headers, character names, and speaker changes</text:p>
        </text:list-item>
      </text:list>
      <text:h text:style-name="Heading_20_3" text:outline-level="3">• Chunking Classes</text:h>
      <text:list text:style-name="L3">
        <text:list-item>
          <text:p text:style-name="P5"><text:span text:style-name="Source_20_Text">LineChunker</text:span> — full lines with metadata ✅</text:p>
        </text:list-item>
        <text:list-item>
          <text:p text:style-name="P5"><text:span text:style-name="Source_20_Text">PhraseChunker</text:span> — punctuation-based segments ✅</text:p>
        </text:list-item>
        <text:list-item>
          <text:p text:style-name="P5"><text:span text:style-name="Source_20_Text">FragmentChunker</text:span> — 3-6 word POS chunks ✅</text:p>
        </text:list-item>
        <text:list-item>
          <text:p text:style-name="P5"><text:span text:style-name="Source_20_Text">DialogTurnChunker</text:span> — captures speaker changes ✅</text:p>
        </text:list-item>
        <text:list-item>
          <text:p text:style-name="P5"><text:span text:style-name="Source_20_Text">ChunkBase</text:span> — base class for consistency and reuse ✅</text:p>
        </text:list-item>
      </text:list>
      <text:h text:style-name="Heading_20_3" text:outline-level="3">• Metadata Creation Classes</text:h>
      <text:list text:style-name="L4">
        <text:list-item>
          <text:p text:style-name="P6"><text:span text:style-name="Source_20_Text">POSTagger</text:span> — POS tagging</text:p>
        </text:list-item>
        <text:list-item>
          <text:p text:style-name="P6"><text:span text:style-name="Source_20_Text">NERTagger</text:span> — Named entity recognition with PERSON, GPE, LOC, DATE, etc.</text:p>
        </text:list-item>
        <text:list-item>
          <text:p text:style-name="P6"><text:span text:style-name="Source_20_Text">SyllableCounter</text:span> — estimates rhythm; supports poetic structure</text:p>
        </text:list-item>
        <text:list-item>
          <text:p text:style-name="P6"><text:span text:style-name="Source_20_Text">MoodEstimator</text:span> — use classifier for basic emotional tone ✅</text:p>
        </text:list-item>
        <text:list-item>
          <text:p text:style-name="P6"><text:span text:style-name="Source_20_Text">ThematicTagger</text:span> — rule-based keyword tagging to start; classifier optional ✅</text:p>
        </text:list-item>
      </text:list>
      <text:h text:style-name="Heading_20_3" text:outline-level="3">• Chunking Orchestrator</text:h>
      <text:list text:style-name="L5">
        <text:list-item>
          <text:p text:style-name="P7">Coordinates chunking + metadata generation</text:p>
        </text:list-item>
        <text:list-item>
          <text:p text:style-name="P7">Outputs structured chunks to DB and/or JSON</text:p>
        </text:list-item>
      </text:list>
      <text:h text:style-name="Heading_20_3" text:outline-level="3">• Database Setup</text:h>
      <text:list text:style-name="L6">
        <text:list-item>
          <text:p text:style-name="P8"><text:span text:style-name="Source_20_Text">VectorStoreWrapper</text:span> to abstract ChromaDB backend ✅</text:p>
        </text:list-item>
        <text:list-item>
          <text:p text:style-name="P8"><text:soft-page-break/>Modular design to enable easy swap with Pinecone or other DBs ✅</text:p>
        </text:list-item>
      </text:list>
      <text:h text:style-name="Heading_20_3" text:outline-level="3">• Embeddings Creator</text:h>
      <text:list text:style-name="L7">
        <text:list-item>
          <text:p text:style-name="P9">Applies embedding model (OpenAI or SBERT)</text:p>
        </text:list-item>
        <text:list-item>
          <text:p text:style-name="P9">Stores vector + metadata</text:p>
        </text:list-item>
      </text:list>
      <text:h text:style-name="Heading_20_3" text:outline-level="3">• Search Classes</text:h>
      <text:list text:style-name="L8">
        <text:list-item>
          <text:p text:style-name="P10">Primary semantic search</text:p>
        </text:list-item>
        <text:list-item>
          <text:p text:style-name="P10">Metadata filters (mood, POS, NER)</text:p>
        </text:list-item>
        <text:list-item>
          <text:p text:style-name="P10">Used Map Module: dictionary of word indices to avoid repetition ✅</text:p>
        </text:list-item>
      </text:list>
      <text:p text:style-name="Horizontal_20_Line"/>
      <text:h text:style-name="Heading_20_2" text:outline-level="2">Modern English Playwright</text:h>
      <text:h text:style-name="Heading_20_3" text:outline-level="3">• Extended Story Detail Model</text:h>
      <text:list text:style-name="L9">
        <text:list-item>
          <text:p text:style-name="P11">Generates deeper narrative content from act/scene summaries</text:p>
        </text:list-item>
      </text:list>
      <text:h text:style-name="Heading_20_3" text:outline-level="3">• Scene Creation Model</text:h>
      <text:list text:style-name="L10">
        <text:list-item>
          <text:p text:style-name="P12">Produces formatted dialog + stage directions in play format</text:p>
        </text:list-item>
      </text:list>
      <text:h text:style-name="Heading_20_3" text:outline-level="3">• Artistic Model</text:h>
      <text:list text:style-name="L11">
        <text:list-item>
          <text:p text:style-name="P13">Applies rhythm/poetic shaping</text:p>
        </text:list-item>
        <text:list-item>
          <text:p text:style-name="P13">Optionally trims, compresses, or restructures scenes for tone</text:p>
        </text:list-item>
      </text:list>
      <text:p text:style-name="Horizontal_20_Line"/>
      <text:h text:style-name="Heading_20_2" text:outline-level="2">Shakespearean Translator</text:h>
      <text:h text:style-name="Heading_20_3" text:outline-level="3">• RAG Caller</text:h>
      <text:list text:style-name="L12">
        <text:list-item>
          <text:p text:style-name="P14">Performs filtered semantic retrieval from all chunk levels</text:p>
        </text:list-item>
        <text:list-item>
          <text:p text:style-name="P14">Interfaces with Used Map to avoid duplicates ✅</text:p>
        </text:list-item>
      </text:list>
      <text:h text:style-name="Heading_20_3" text:outline-level="3">• Translation Selector Model(s)</text:h>
      <text:list text:style-name="L13">
        <text:list-item>
          <text:p text:style-name="P15">Decides which chunk level to use</text:p>
        </text:list-item>
        <text:list-item>
          <text:p text:style-name="P15">Can use prompt chains or model scoring logic</text:p>
        </text:list-item>
      </text:list>
      <text:h text:style-name="Heading_20_3" text:outline-level="3"><text:soft-page-break/>• Play Assembler</text:h>
      <text:list text:style-name="L14">
        <text:list-item>
          <text:p text:style-name="P16">Builds translated output in play structure</text:p>
        </text:list-item>
        <text:list-item>
          <text:p text:style-name="P16">Tracks character consistency, speaker tags, citations</text:p>
        </text:list-item>
      </text:list>
      <text:p text:style-name="Horizontal_20_Line"/>
      <text:h text:style-name="Heading_20_2" text:outline-level="2">Validation System</text:h>
      <text:h text:style-name="Heading_20_3" text:outline-level="3">• Line Corpus Creator</text:h>
      <text:list text:style-name="L15">
        <text:list-item>
          <text:p text:style-name="P17">Converts full original text into a lookup JSON</text:p>
        </text:list-item>
      </text:list>
      <text:h text:style-name="Heading_20_3" text:outline-level="3">• Line Corpus</text:h>
      <text:list text:style-name="L16">
        <text:list-item>
          <text:p text:style-name="P18">Immutable reference JSON used for validation</text:p>
        </text:list-item>
      </text:list>
      <text:h text:style-name="Heading_20_3" text:outline-level="3">• Segment Validator</text:h>
      <text:list text:style-name="L17">
        <text:list-item>
          <text:p text:style-name="P19">Compares each cited fragment to source line</text:p>
        </text:list-item>
        <text:list-item>
          <text:p text:style-name="P19">Verifies exact match using word indices</text:p>
        </text:list-item>
        <text:list-item>
          <text:p text:style-name="P19">Logs errors and flags reruns</text:p>
        </text:list-item>
      </text:list>
      <text:p text:style-name="Horizontal_20_Line"/>
      <text:h text:style-name="Heading_20_2" text:outline-level="2">Output Formatter</text:h>
      <text:h text:style-name="Heading_20_3" text:outline-level="3">• Dual View Formatter</text:h>
      <text:list text:style-name="L18">
        <text:list-item>
          <text:p text:style-name="P20">Outputs side-by-side versions:</text:p>
          <text:list>
            <text:list-item>
              <text:p text:style-name="P20">Modern English version</text:p>
            </text:list-item>
            <text:list-item>
              <text:p text:style-name="P20">Shakespearean translation with citations</text:p>
            </text:list-item>
          </text:list>
        </text:list-item>
        <text:list-item>
          <text:p text:style-name="P20">Output options: Markdown / Plain text / JSON</text:p>
        </text:list-item>
      </text:list>
      <text:p text:style-name="Horizontal_20_Line"/>
      <text:h text:style-name="Heading_20_2" text:outline-level="2">Logging + Testing</text:h>
      <text:h text:style-name="Heading_20_3" text:outline-level="3">• Logging</text:h>
      <text:list text:style-name="L19">
        <text:list-item>
          <text:p text:style-name="P21">Start immediately for all modules ✅</text:p>
        </text:list-item>
        <text:list-item>
          <text:p text:style-name="P21">Used for debugging, validation failures, and generation history</text:p>
        </text:list-item>
      </text:list>
      <text:h text:style-name="Heading_20_3" text:outline-level="3"><text:soft-page-break/>• Testing</text:h>
      <text:list text:style-name="L20">
        <text:list-item>
          <text:p text:style-name="P22">Unit tests per module</text:p>
        </text:list-item>
        <text:list-item>
          <text:p text:style-name="P22">Integration testing before component handoff</text:p>
        </text:list-item>
        <text:list-item>
          <text:p text:style-name="P22">Mirror structure of pipeline for traceability ✅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07:20:27.226000000</meta:creation-date>
    <dc:date>2025-03-26T08:24:20.885000000</dc:date>
    <meta:editing-duration>PT1H3M55S</meta:editing-duration>
    <meta:editing-cycles>1</meta:editing-cycles>
    <meta:document-statistic meta:table-count="0" meta:image-count="0" meta:object-count="0" meta:page-count="4" meta:paragraph-count="72" meta:word-count="445" meta:character-count="2818" meta:non-whitespace-character-count="2480"/>
    <meta:generator>LibreOffice/7.6.2.1$Windows_X86_64 LibreOffice_project/56f7684011345957bbf33a7ee678afaf4d2ba333</meta:generator>
  </office:meta>
</office:document-meta>
</file>